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ubtitle" style:master-page-name="Standard">
      <style:paragraph-properties fo:margin-top="0.423cm" fo:margin-bottom="0.212cm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nl" fo:country="N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 style:font-weight-complex="bold"/>
    </style:style>
    <style:style style:name="T7" style:family="text">
      <style:text-properties fo:language="da" fo:country="DK"/>
    </style:style>
    <style:style style:name="T8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Тестовое задание для <text:span text:style-name="T1">JAVA EE Developer</text:span></text:p>
      <text:p text:style-name="Текстовый_20_блок"/>
      <text:p text:style-name="Текстовый_20_блок">Необходимо реализовать серверное приложение <text:s/>осуществляющее операцию аутентификации пользователя. </text:p>
      <text:p text:style-name="Текстовый_20_блок"/>
      <text:p text:style-name="Текстовый_20_блок">Взаимодействие клиент/сервер происходит по протоколу <text:span text:style-name="T1">webSocket(http://ru.wikipedia.org/wiki/WebSocket). </text:span>Запросы к серверу и ответы от него передаются в формате <text:span text:style-name="T2">JSON(http://ru.wikipedia.org/wiki/JSON). </text:span></text:p>
      <text:p text:style-name="Текстовый_20_блок"/>
      <text:p text:style-name="Текстовый_20_блок">Приложение должно обеспечивать следующие процессы:</text:p>
      <text:p text:style-name="Текстовый_20_блок">— аутентификацию пользователя</text:p>
      <text:p text:style-name="Текстовый_20_блок"><text:span text:style-name="T1">— </text:span>приложение должно принимать запрос <text:span text:style-name="T2">LOGIN_CUSTOMER </text:span>проверять наличие данного пользователя в базе с указанным паролем и возвращать либо сообщение об успешно аутентификации с токеном и датой его истечения, либо сообщение об ошибке</text:p>
      <text:p text:style-name="Текстовый_20_блок">— хранение токенов пользователей </text:p>
      <text:p text:style-name="Текстовый_20_блок"><text:span text:style-name="T1">— </text:span>приложение должно вести базу выданных пользователям токенов.</text:p>
      <text:p text:style-name="Текстовый_20_блок"><text:span text:style-name="T1">— </text:span>приложение должно вести историю токенов пользователей.</text:p>
      <text:p text:style-name="Текстовый_20_блок"><text:span text:style-name="T1">— </text:span>п<text:span text:style-name="T8">риложение должно сбрасывать токен пользователя если он запрашивает повторную аутентификацию.</text:span></text:p>
      <text:p text:style-name="Текстовый_20_блок"/>
      <text:h text:style-name="Heading_20_2" text:outline-level="2">Описание протокола </text:h>
      <text:p text:style-name="Текстовый_20_блок"/>
      <text:p text:style-name="Текстовый_20_блок"><text:span text:style-name="T3">Описание структуры исходящего сообщения:</text:span></text:p>
      <text:p text:style-name="Текстовый_20_блок">{ </text:p>
      <text:p text:style-name="Текстовый_20_блок"><text:s text:c="2"/>“<text:span text:style-name="T1">type</text:span>”: <text:span text:style-name="T2">“</text:span><text:span text:style-name="T1">TYPE_OF_MESSAGE</text:span>” , // строка, тип сообщения</text:p>
      <text:p text:style-name="Текстовый_20_блок"><text:s text:c="2"/>“<text:span text:style-name="T1">sequence_id</text:span>”: <text:span text:style-name="T2">“</text:span>09caaa73-b2b1-187e-2b24-683550a49b23”, // строка, идентификатор связанности сообщений</text:p>
      <text:p text:style-name="Текстовый_20_блок"><text:s text:c="2"/>“<text:span text:style-name="T4">data</text:span>” : {} // объект, содержит данные запроса</text:p>
      <text:p text:style-name="Текстовый_20_блок">}</text:p>
      <text:p text:style-name="Текстовый_20_блок"/>
      <text:p text:style-name="Текстовый_20_блок"><text:span text:style-name="T3">Описание структуры входящего сообщения:</text:span></text:p>
      <text:p text:style-name="Текстовый_20_блок">{ </text:p>
      <text:p text:style-name="Текстовый_20_блок"><text:s text:c="2"/>“<text:span text:style-name="T1">type</text:span>”: <text:span text:style-name="T2">“</text:span><text:span text:style-name="T1">TYPE_OF_MESSAGE</text:span>” , // строка, тип сообщения</text:p>
      <text:p text:style-name="Текстовый_20_блок"><text:s text:c="2"/>“<text:span text:style-name="T1">sequence_id</text:span>”: <text:span text:style-name="T2">“</text:span>09caaa73-b2b1-187e-2b24-683550a49b23”, // строка, идентификатор связанности сообщений</text:p>
      <text:p text:style-name="Текстовый_20_блок"><text:s text:c="2"/>“<text:span text:style-name="T4">data</text:span>” : {} // объект, содержит данные ответа</text:p>
      <text:p text:style-name="Текстовый_20_блок">}</text:p>
      <text:p text:style-name="Текстовый_20_блок"/>
      <text:p text:style-name="Текстовый_20_блок"><text:span text:style-name="T3">В случае возврата сообщения об ошибке, объект </text:span><text:span text:style-name="T6">data </text:span><text:span text:style-name="T3">должен содержать следующие поля:</text:span></text:p>
      <text:p text:style-name="Текстовый_20_блок"><text:span text:style-name="T1">"error_description":"Customer not found</text:span>”, // поле с описанием ошибки</text:p>
      <text:p text:style-name="Текстовый_20_блок"><text:span text:style-name="T1">"error_code":"customer.notFound</text:span>” // поле с кодом ошибки</text:p>
      <text:p text:style-name="Текстовый_20_блок"/>
      <text:p text:style-name="Текстовый_20_блок"><text:span text:style-name="T3">Запрос для успешной операции аутентификации:</text:span></text:p>
      <text:p text:style-name="Текстовый_20_блок">{</text:p>
      <text:p text:style-name="Текстовый_20_блок"><text:span text:style-name="T2"><text:s text:c="2"/>"type":"LOGIN_CUSTOMER</text:span>”,</text:p>
      <text:p text:style-name="Текстовый_20_блок"><text:span text:style-name="T1"><text:s text:c="2"/>"sequence_id":"a29e4fd0-581d-e06b-c837-4f5f4be7dd18</text:span>”,</text:p>
      <text:p text:style-name="Текстовый_20_блок"><text:soft-page-break/><text:s text:c="2"/>"data”:{</text:p>
      <text:p text:style-name="Текстовый_20_блок"><text:span text:style-name="T2"><text:s text:c="4"/>"email":"fpi@bk.ru</text:span>”,</text:p>
      <text:p text:style-name="Текстовый_20_блок"><text:span text:style-name="T2"><text:s text:c="4"/>"password":</text:span>”123123"</text:p>
      <text:p text:style-name="Текстовый_20_блок"><text:span text:style-name="T2"><text:s text:c="2"/>}</text:span></text:p>
      <text:p text:style-name="Текстовый_20_блок">}</text:p>
      <text:p text:style-name="Текстовый_20_блок"/>
      <text:p text:style-name="Текстовый_20_блок"><text:span text:style-name="T3">Ответ для успешной операции аутентификации: </text:span></text:p>
      <text:p text:style-name="Текстовый_20_блок">{</text:p>
      <text:p text:style-name="Текстовый_20_блок"><text:span text:style-name="T2"><text:s text:c="2"/>"type":"CUSTOMER_API_TOKEN</text:span>”,</text:p>
      <text:p text:style-name="Текстовый_20_блок"><text:span text:style-name="T1"><text:s text:c="2"/>"sequence_id":"cbf187c9-8679-0359-eb3d-c3211ee51a15</text:span>”,</text:p>
      <text:p text:style-name="Текстовый_20_блок"><text:s text:c="2"/>"data”:{</text:p>
      <text:p text:style-name="Текстовый_20_блок"><text:span text:style-name="T2"><text:s text:c="4"/>"api_token":"afdd312c-3d2a-45ee-aa61-468aba3397f3</text:span>”,</text:p>
      <text:p text:style-name="Текстовый_20_блок"><text:span text:style-name="T1"><text:s text:c="4"/>"api_token_expiration_date":"2015-07-15T11:14:30Z</text:span>”</text:p>
      <text:p text:style-name="Текстовый_20_блок"><text:span text:style-name="T2"><text:s text:c="2"/>}</text:span></text:p>
      <text:p text:style-name="Текстовый_20_блок">}</text:p>
      <text:p text:style-name="Текстовый_20_блок"/>
      <text:p text:style-name="Текстовый_20_блок"><text:span text:style-name="T3">Запрос для не успешной операции аутентификации: </text:span></text:p>
      <text:p text:style-name="Текстовый_20_блок">{</text:p>
      <text:p text:style-name="Текстовый_20_блок"><text:span text:style-name="T2"><text:s text:c="2"/>"type":"LOGIN_CUSTOMER",</text:span></text:p>
      <text:p text:style-name="Текстовый_20_блок"><text:span text:style-name="T1"><text:s text:c="2"/>"sequence_id":"715c13b3-881a-9c97-b853-10be585a9747</text:span>”,</text:p>
      <text:p text:style-name="Текстовый_20_блок"><text:s text:c="2"/>"data”:{</text:p>
      <text:p text:style-name="Текстовый_20_блок"><text:span text:style-name="T1"><text:s text:c="4"/>"email":"123@gmail.com</text:span>”,</text:p>
      <text:p text:style-name="Текстовый_20_блок"><text:span text:style-name="T2"><text:s text:c="4"/>"password":</text:span>”<text:span text:style-name="T1">newPassword"</text:span></text:p>
      <text:p text:style-name="Текстовый_20_блок"><text:span text:style-name="T2"><text:s text:c="2"/>}</text:span></text:p>
      <text:p text:style-name="Текстовый_20_блок">}</text:p>
      <text:p text:style-name="Текстовый_20_блок"/>
      <text:p text:style-name="Текстовый_20_блок"><text:span text:style-name="T3">Ответ для не успешной операции аутентификации: </text:span></text:p>
      <text:p text:style-name="Текстовый_20_блок">{</text:p>
      <text:p text:style-name="Текстовый_20_блок"><text:span text:style-name="T2"><text:s text:c="2"/>"type":"CUSTOMER_ERROR</text:span>”,</text:p>
      <text:p text:style-name="Текстовый_20_блок"><text:span text:style-name="T1"><text:s text:c="2"/>"sequence_id":"715c13b3-881a-9c97-b853-10be585a9747</text:span>”,</text:p>
      <text:p text:style-name="Текстовый_20_блок"><text:s text:c="2"/>"data”:{</text:p>
      <text:p text:style-name="Текстовый_20_блок"><text:span text:style-name="T1"><text:s text:c="4"/>"error_description":"Customer not found</text:span>”,</text:p>
      <text:p text:style-name="Текстовый_20_блок"><text:span text:style-name="T1"><text:s text:c="4"/>"error_code":"customer.notFound</text:span>”</text:p>
      <text:p text:style-name="Текстовый_20_блок"><text:span text:style-name="T2"><text:s text:c="2"/>}</text:span></text:p>
      <text:p text:style-name="Текстовый_20_блок">}</text:p>
      <text:p text:style-name="Текстовый_20_блок"/>
      <text:p text:style-name="Текстовый_20_блок">Разрешается использовать любые фреймворки, а так же <text:span text:style-name="T7">maven </text:span>и <text:span text:style-name="T5">gradle.</text:span></text:p>
      <text:p text:style-name="Текстовый_20_блок"><text:span text:style-name="T1">Application Server </text:span>на выбор, предпочтение отдается wildfly.</text:p>
      <text:p text:style-name="Текстовый_20_блок"><text:bookmark text:name="__DdeLink__224_143168191"/>Проект необходимо предоставить целиком.</text:p>
      <text:p text:style-name="Текстовый_20_блок"/>
      <text:p text:style-name="Текстовый_20_блок"><text:span text:style-name="T3">Необходимо самостоятельно организовать:</text:span></text:p>
      <text:p text:style-name="Текстовый_20_блок">— поддержку связанности сообщений, в описании протокола средства для этого заложены</text:p>
      <text:p text:style-name="Текстовый_20_блок"><text:span text:style-name="T1">— обработку ошибок</text:span>;</text:p>
      <text:p text:style-name="Текстовый_20_блок"><text:span text:style-name="T1">— работу с БД</text:span>;</text:p>
      <text:p text:style-name="Текстовый_20_блок">— по необходимости работу с конфигурационными файлами;</text:p>
      <text:p text:style-name="Текстовый_20_блок"><text:span text:style-name="T1">— по необходимости работу с WebSocket </text:span>сессиями</text:p>
      <text:p text:style-name="Текстовый_20_блок">— приложение должно быть готово к работе большого числа пользователей через разные <text:span text:style-name="T1">WebSocket </text:span>сесс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Arial Unicode MS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rl-tb"/>
      <style:text-properties fo:color="#00000a" style:font-name="Times New Roman" fo:font-size="12pt" fo:language="en" fo:country="US" style:font-name-asian="Arial Unicode MS" style:font-size-asian="12pt" style:language-asian="en" style:country-asian="US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class="list">
      <style:text-properties style:font-name-complex="Arial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orphans="2" fo:widows="2" fo:keep-with-next="always" style:writing-mode="rl-tb"/>
      <style:text-properties fo:color="#000000" style:font-name="Helvetica1" fo:font-size="16pt" fo:font-style="italic" fo:font-weight="bold" style:font-size-asian="16pt" style:font-style-asian="italic" style:font-weight-asian="bold" style:font-name-complex="Arial Unicode MS" style:font-size-complex="16pt" style:font-style-complex="italic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start" style:justify-single-word="false" fo:orphans="2" fo:widows="2" fo:keep-with-next="always" style:writing-mode="rl-tb"/>
      <style:text-properties fo:color="#000000" style:font-name="Helvetica1" fo:font-size="20pt" fo:language="ru" fo:country="RU" fo:font-style="italic" style:font-size-asian="20pt" style:font-style-asian="italic" style:font-name-complex="Arial Unicode MS" style:font-size-complex="20pt" style:font-style-complex="italic"/>
    </style:style>
    <style:style style:name="Текстовый_20_блок" style:display-name="Текстовый блок" style:family="paragraph" style:default-outline-level="">
      <style:paragraph-properties fo:text-align="start" style:justify-single-word="false" fo:orphans="2" fo:widows="2" style:writing-mode="rl-tb"/>
      <style:text-properties fo:color="#000000" style:font-name="Helvetica" fo:font-size="11pt" fo:language="ru" fo:country="RU" style:font-name-asian="Arial Unicode MS" style:font-size-asian="11pt" style:language-asian="en" style:country-asian="US" style:font-name-complex="Arial Unicode MS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524cm" fo:margin-left="2.54cm" fo:margin-right="2.54cm" style:writing-mode="lr-tb" style:layout-grid-color="#c0c0c0" style:layout-grid-lines="59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0:43:00</meta:creation-date>
    <dc:language>ru-RU</dc:language>
    <dc:date>2016-04-01T19:01:14.61</dc:date>
    <meta:editing-cycles>3</meta:editing-cycles>
    <meta:editing-duration>PT2S</meta:editing-duration>
    <meta:generator>OpenOffice/4.0.1$Win32 OpenOffice.org_project/401m5$Build-9714</meta:generator>
    <meta:document-statistic meta:table-count="0" meta:image-count="0" meta:object-count="0" meta:page-count="2" meta:paragraph-count="72" meta:word-count="317" meta:character-count="2994"/>
    <dc:creator>Dmitry Kolegov</dc:creator>
    <meta:template xlink:type="simple" xlink:actuate="onRequest" xlink:title="Normal.dotm" xlink:href=""/>
  </office:meta>
</office:document-meta>
</file>